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ork/Summaries</text:p>
          </table:table-cell>
          <table:table-cell table:number-columns-repeated="4"/>
          <table:table-cell table:style-name="ce1" office:value-type="string" calcext:value-type="string">
            <text:p>Input/Occurrenc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event_id</text:p>
          </table:table-cell>
          <table:table-cell table:style-name="ce2" office:value-type="string" calcext:value-type="string">
            <text:p>summary_id</text:p>
          </table:table-cell>
          <table:table-cell table:style-name="ce2" office:value-type="string" calcext:value-type="string">
            <text:p>sidx</text:p>
          </table:table-cell>
          <table:table-cell table:style-name="ce2" office:value-type="string" calcext:value-type="string">
            <text:p>loss</text:p>
          </table:table-cell>
          <table:table-cell/>
          <table:table-cell table:style-name="ce2" office:value-type="string" calcext:value-type="string">
            <text:p>event_id</text:p>
          </table:table-cell>
          <table:table-cell table:style-name="ce2" office:value-type="string" calcext:value-type="string">
            <text:p>period_no</text:p>
          </table:table-cell>
          <table:table-cell table:style-name="ce2" office:value-type="string" calcext:value-type="string">
            <text:p>occ_year</text:p>
          </table:table-cell>
          <table:table-cell table:style-name="ce2" office:value-type="string" calcext:value-type="string">
            <text:p>occ_month</text:p>
          </table:table-cell>
          <table:table-cell table:style-name="ce2" office:value-type="string" calcext:value-type="string">
            <text:p>occ_day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9999.94" calcext:value-type="float">
            <text:p>659999.9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67044" calcext:value-type="float">
            <text:p>2670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1765.75" calcext:value-type="float">
            <text:p>1271765.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285.92" calcext:value-type="float">
            <text:p>30285.9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967.31" calcext:value-type="float">
            <text:p>181967.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9899.34" calcext:value-type="float">
            <text:p>469899.34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42047" calcext:value-type="float">
            <text:p>742047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42884.88" calcext:value-type="float">
            <text:p>1742884.88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323.44" calcext:value-type="float">
            <text:p>328323.44</text:p>
          </table:table-cell>
          <table:table-cell/>
          <table:table-cell table:style-name="ce1" office:value-type="string" calcext:value-type="string">
            <text:p>Summaries x Occurrence</text:p>
          </table:table-cell>
          <table:table-cell table:number-columns-repeated="5"/>
          <table:table-cell table:style-name="ce1" office:value-type="string" calcext:value-type="string">
            <text:p>Pivot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64914.25" calcext:value-type="float">
            <text:p>564914.25</text:p>
          </table:table-cell>
          <table:table-cell/>
          <table:table-cell table:style-name="ce2" office:value-type="string" calcext:value-type="string">
            <text:p>event_id</text:p>
          </table:table-cell>
          <table:table-cell table:style-name="ce2" office:value-type="string" calcext:value-type="string">
            <text:p>summary_id</text:p>
          </table:table-cell>
          <table:table-cell table:style-name="ce2" office:value-type="string" calcext:value-type="string">
            <text:p>sidx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period</text:p>
          </table:table-cell>
          <table:table-cell table:number-columns-repeated="4"/>
          <table:table-cell table:style-name="ce2" office:value-type="string" calcext:value-type="string">
            <text:p>number of year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66005.56" calcext:value-type="float">
            <text:p>766005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9999.94" calcext:value-type="float">
            <text:p>659999.9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office:value-type="string" calcext:value-type="string">
            <text:p>samples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500" calcext:value-type="float">
            <text:p>1275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67044" calcext:value-type="float">
            <text:p>2670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sidx</text:p>
          </table:table-cell>
          <table:table-cell table:style-name="ce7" office:value-type="string" calcext:value-type="string">
            <text:p>Sum - los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237.34" calcext:value-type="float">
            <text:p>106237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1765.75" calcext:value-type="float">
            <text:p>1271765.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table:style-name="ce8" office:value-type="float" office:value="3747499.88" calcext:value-type="float">
            <text:p>3747499.8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550.03" calcext:value-type="float">
            <text:p>349550.0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285.92" calcext:value-type="float">
            <text:p>30285.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float" office:value="2119866.58" calcext:value-type="float">
            <text:p>2119866.58</text:p>
          </table:table-cell>
          <table:table-cell/>
          <table:table-cell office:value-type="string" calcext:value-type="string">
            <text:p>sample losses</text:p>
          </table:table-cell>
          <table:table-cell table:formula="of:=SUM([.M16:.M25])" office:value-type="float" office:value="36783447.45" calcext:value-type="float">
            <text:p>36783447.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341.74" calcext:value-type="float">
            <text:p>29341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967.31" calcext:value-type="float">
            <text:p>181967.31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9" office:value-type="float" office:value="5104264.53" calcext:value-type="float">
            <text:p>5104264.53</text:p>
          </table:table-cell>
          <table:table-cell/>
          <table:table-cell office:value-type="string" calcext:value-type="string">
            <text:p>ni loss</text:p>
          </table:table-cell>
          <table:table-cell table:formula="of:=[.M15]" office:value-type="float" office:value="3747499.88" calcext:value-type="float">
            <text:p>3747499.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6950.78" calcext:value-type="float">
            <text:p>216950.7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9899.34" calcext:value-type="float">
            <text:p>469899.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float" office:value="2682495.82" calcext:value-type="float">
            <text:p>2682495.8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26.74" calcext:value-type="float">
            <text:p>5126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42047" calcext:value-type="float">
            <text:p>7420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9" office:value-type="float" office:value="3543595.16" calcext:value-type="float">
            <text:p>3543595.1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331.24" calcext:value-type="float">
            <text:p>118331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42884.88" calcext:value-type="float">
            <text:p>1742884.88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9" office:value-type="float" office:value="4755498.66" calcext:value-type="float">
            <text:p>4755498.66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5326.48" calcext:value-type="float">
            <text:p>165326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323.44" calcext:value-type="float">
            <text:p>328323.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float" office:value="4799177.74" calcext:value-type="float">
            <text:p>4799177.7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481.34" calcext:value-type="float">
            <text:p>76481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64914.25" calcext:value-type="float">
            <text:p>564914.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9" office:value-type="float" office:value="5523427.48" calcext:value-type="float">
            <text:p>5523427.48</text:p>
          </table:table-cell>
          <table:table-cell/>
          <table:table-cell table:style-name="ce1" office:value-type="string" calcext:value-type="string">
            <text:p>Calculated A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6365.55" calcext:value-type="float">
            <text:p>56365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66005.56" calcext:value-type="float">
            <text:p>766005.56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9" office:value-type="float" office:value="4362659.98" calcext:value-type="float">
            <text:p>4362659.98</text:p>
          </table:table-cell>
          <table:table-cell/>
          <table:table-cell office:value-type="string" calcext:value-type="string">
            <text:p>Type1 (NI)</text:p>
          </table:table-cell>
          <table:table-cell table:formula="of:=[.P17]/[.P12]" office:value-type="float" office:value="374749.988" calcext:value-type="float">
            <text:p>374749.9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657.11" calcext:value-type="float">
            <text:p>144657.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9" office:value-type="float" office:value="2106111.61" calcext:value-type="float">
            <text:p>2106111.61</text:p>
          </table:table-cell>
          <table:table-cell/>
          <table:table-cell office:value-type="string" calcext:value-type="string">
            <text:p>Type2 (Sample)</text:p>
          </table:table-cell>
          <table:table-cell table:formula="of:=[.P16]/([.P12]*[.P12])" office:value-type="float" office:value="367834.4745" calcext:value-type="float">
            <text:p>367834.47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0000" calcext:value-type="float">
            <text:p>11500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9770.62" calcext:value-type="float">
            <text:p>739770.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786349.89" calcext:value-type="float">
            <text:p>1786349.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9770.62" calcext:value-type="float">
            <text:p>739770.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5591.5" calcext:value-type="float">
            <text:p>1105591.5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1" office:value-type="float" office:value="40530947.33" calcext:value-type="float">
            <text:p>40530947.3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5591.5" calcext:value-type="float">
            <text:p>1105591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6291.12" calcext:value-type="float">
            <text:p>1296291.1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output from ktool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6291.12" calcext:value-type="float">
            <text:p>1296291.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1354.88" calcext:value-type="float">
            <text:p>1481354.8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ummary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andard_devi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1354.88" calcext:value-type="float">
            <text:p>1481354.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05286.62" calcext:value-type="float">
            <text:p>1905286.6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74749.9875" calcext:value-type="float">
            <text:p>374749.9875</text:p>
          </table:table-cell>
          <table:table-cell office:value-type="float" office:value="661591.549887" calcext:value-type="float">
            <text:p>661591.549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05286.62" calcext:value-type="float">
            <text:p>1905286.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98376.25" calcext:value-type="float">
            <text:p>1598376.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834.474795" calcext:value-type="float">
            <text:p>367834.474795</text:p>
          </table:table-cell>
          <table:table-cell office:value-type="float" office:value="696227.847496" calcext:value-type="float">
            <text:p>696227.8474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98376.25" calcext:value-type="float">
            <text:p>1598376.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36165.62" calcext:value-type="float">
            <text:p>936165.6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36165.62" calcext:value-type="float">
            <text:p>936165.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4765.88" calcext:value-type="float">
            <text:p>1814765.8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4765.88" calcext:value-type="float">
            <text:p>1814765.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9958.78" calcext:value-type="float">
            <text:p>459958.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9958.78" calcext:value-type="float">
            <text:p>459958.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840.83" calcext:value-type="float">
            <text:p>54840.8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840.83" calcext:value-type="float">
            <text:p>54840.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9999.94" calcext:value-type="float">
            <text:p>659999.9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office:value-type="float" office:value="267044" calcext:value-type="float">
            <text:p>26704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71765.75" calcext:value-type="float">
            <text:p>1271765.7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285.92" calcext:value-type="float">
            <text:p>30285.9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1967.31" calcext:value-type="float">
            <text:p>181967.3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9899.34" calcext:value-type="float">
            <text:p>469899.3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42047" calcext:value-type="float">
            <text:p>74204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42884.88" calcext:value-type="float">
            <text:p>1742884.88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323.44" calcext:value-type="float">
            <text:p>328323.44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64914.25" calcext:value-type="float">
            <text:p>564914.25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66005.56" calcext:value-type="float">
            <text:p>766005.5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9770.62" calcext:value-type="float">
            <text:p>739770.6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5591.5" calcext:value-type="float">
            <text:p>1105591.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6291.12" calcext:value-type="float">
            <text:p>1296291.1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81354.88" calcext:value-type="float">
            <text:p>1481354.8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05286.62" calcext:value-type="float">
            <text:p>1905286.6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98376.25" calcext:value-type="float">
            <text:p>1598376.2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36165.62" calcext:value-type="float">
            <text:p>936165.6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14765.88" calcext:value-type="float">
            <text:p>1814765.8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59958.78" calcext:value-type="float">
            <text:p>459958.7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840.83" calcext:value-type="float">
            <text:p>54840.8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500" calcext:value-type="float">
            <text:p>127500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6237.34" calcext:value-type="float">
            <text:p>106237.3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550.03" calcext:value-type="float">
            <text:p>349550.0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341.74" calcext:value-type="float">
            <text:p>29341.7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6950.78" calcext:value-type="float">
            <text:p>216950.7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126.74" calcext:value-type="float">
            <text:p>5126.7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8331.24" calcext:value-type="float">
            <text:p>118331.2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5326.48" calcext:value-type="float">
            <text:p>165326.48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481.34" calcext:value-type="float">
            <text:p>76481.3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6365.55" calcext:value-type="float">
            <text:p>56365.55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4657.11" calcext:value-type="float">
            <text:p>144657.11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  <table:data-pilot-tables>
        <table:data-pilot-table table:name="DataPilot1" table:application-data="" table:target-range-address="Sheet1.L14:Sheet1.M26" table:buttons="Sheet1.L14" table:show-filter-button="false" table:drill-down-on-double-click="false">
          <table:source-cell-range table:cell-range-address="Sheet1.F12:Sheet1.J6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dx" table:orientation="row" table:used-hierarchy="0" table:function="auto">
            <table:data-pilot-level table:show-empty="false" calcext:repeat-item-labels="false">
              <table:data-pilot-members>
                <table:data-pilot-member table:name="-1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loss" table:orientation="data" table:used-hierarchy="0" table:function="sum">
            <table:data-pilot-level table:show-empty="false" calcext:repeat-item-labels="false">
              <table:data-pilot-members>
                <table:data-pilot-member table:name="5126.74" table:display="true" table:show-details="true"/>
                <table:data-pilot-member table:name="29341.74" table:display="true" table:show-details="true"/>
                <table:data-pilot-member table:name="30285.92" table:display="true" table:show-details="true"/>
                <table:data-pilot-member table:name="54840.83" table:display="true" table:show-details="true"/>
                <table:data-pilot-member table:name="56365.55" table:display="true" table:show-details="true"/>
                <table:data-pilot-member table:name="76481.34" table:display="true" table:show-details="true"/>
                <table:data-pilot-member table:name="106237.34" table:display="true" table:show-details="true"/>
                <table:data-pilot-member table:name="118331.24" table:display="true" table:show-details="true"/>
                <table:data-pilot-member table:name="127500" table:display="true" table:show-details="true"/>
                <table:data-pilot-member table:name="144657.11" table:display="true" table:show-details="true"/>
                <table:data-pilot-member table:name="165326.48" table:display="true" table:show-details="true"/>
                <table:data-pilot-member table:name="181967.31" table:display="true" table:show-details="true"/>
                <table:data-pilot-member table:name="216950.78" table:display="true" table:show-details="true"/>
                <table:data-pilot-member table:name="267044" table:display="true" table:show-details="true"/>
                <table:data-pilot-member table:name="328323.44" table:display="true" table:show-details="true"/>
                <table:data-pilot-member table:name="349550.03" table:display="true" table:show-details="true"/>
                <table:data-pilot-member table:name="459958.78" table:display="true" table:show-details="true"/>
                <table:data-pilot-member table:name="469899.34" table:display="true" table:show-details="true"/>
                <table:data-pilot-member table:name="564914.25" table:display="true" table:show-details="true"/>
                <table:data-pilot-member table:name="659999.94" table:display="true" table:show-details="true"/>
                <table:data-pilot-member table:name="739770.62" table:display="true" table:show-details="true"/>
                <table:data-pilot-member table:name="742047" table:display="true" table:show-details="true"/>
                <table:data-pilot-member table:name="766005.56" table:display="true" table:show-details="true"/>
                <table:data-pilot-member table:name="936165.62" table:display="true" table:show-details="true"/>
                <table:data-pilot-member table:name="1105591.5" table:display="true" table:show-details="true"/>
                <table:data-pilot-member table:name="1150000" table:display="true" table:show-details="true"/>
                <table:data-pilot-member table:name="1271765.75" table:display="true" table:show-details="true"/>
                <table:data-pilot-member table:name="1296291.12" table:display="true" table:show-details="true"/>
                <table:data-pilot-member table:name="1481354.88" table:display="true" table:show-details="true"/>
                <table:data-pilot-member table:name="1598376.25" table:display="true" table:show-details="true"/>
                <table:data-pilot-member table:name="1742884.88" table:display="true" table:show-details="true"/>
                <table:data-pilot-member table:name="1814765.88" table:display="true" table:show-details="true"/>
                <table:data-pilot-member table:name="1905286.6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7:24:17.961432777</meta:creation-date>
    <dc:date>2022-10-19T17:37:47.600965792</dc:date>
    <meta:editing-duration>PT3M19S</meta:editing-duration>
    <meta:editing-cycles>1</meta:editing-cycles>
    <meta:document-statistic meta:table-count="1" meta:cell-count="502" meta:object-count="0"/>
    <meta:generator>LibreOffice/6.4.7.2$Linux_X86_64 LibreOffice_project/40$Build-2</meta:generator>
  </office:meta>
</office:document-meta>
</file>